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7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8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3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44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4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49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6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8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49" calcext:value-type="float">
            <text:p>1.049</text:p>
          </table:table-cell>
          <table:table-cell table:style-name="ce2" office:value-type="float" office:value="1.053" calcext:value-type="float">
            <text:p>1.053</text:p>
          </table:table-cell>
          <table:table-cell table:style-name="ce11" office:value-type="percentage" office:value="0.0124" calcext:value-type="percentage">
            <text:p>1.24%</text:p>
          </table:table-cell>
          <table:table-cell table:style-name="ce18" office:value-type="percentage" office:value="-0.1652" calcext:value-type="percentage">
            <text:p>-16.52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19" calcext:value-type="float" table:number-columns-spanned="3" table:number-rows-spanned="1">
            <text:p>1.019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147" calcext:value-type="percentage" table:number-columns-spanned="3" table:number-rows-spanned="1">
            <text:p>-1.47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银行</text:p>
          </table:table-cell>
          <table:table-cell table:style-name="ce8" office:value-type="percentage" office:value="0.2422" calcext:value-type="percentage" table:number-columns-spanned="1" table:number-rows-spanned="2">
            <text:p>24.22%</text:p>
          </table:table-cell>
          <table:table-cell office:value-type="string" calcext:value-type="string">
            <text:p>兴业银行</text:p>
          </table:table-cell>
          <table:table-cell office:value-type="percentage" office:value="0.1219" calcext:value-type="percentage">
            <text:p>12.1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15" calcext:value-type="float">
            <text:p>17.150</text:p>
          </table:table-cell>
          <table:table-cell office:value-type="percentage" office:value="-0.0245" calcext:value-type="percentage">
            <text:p>-2.45%</text:p>
          </table:table-cell>
          <table:table-cell table:style-name="ce35" table:formula="of:=[.F6]/[.E6]-1.0014" office:value-type="percentage" office:value="0.0136331439393937" calcext:value-type="percentage">
            <text:p>1.36%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1203" calcext:value-type="percentage">
            <text:p>12.03%</text:p>
          </table:table-cell>
          <table:table-cell office:value-type="float" office:value="8.702" calcext:value-type="float">
            <text:p>8.702</text:p>
          </table:table-cell>
          <table:table-cell office:value-type="float" office:value="8.18" calcext:value-type="float">
            <text:p>8.180</text:p>
          </table:table-cell>
          <table:table-cell office:value-type="percentage" office:value="-0.0444" calcext:value-type="percentage">
            <text:p>-4.44%</text:p>
          </table:table-cell>
          <table:table-cell table:style-name="ce36" table:formula="of:=[.F7]/[.E7]-1.0014" office:value-type="percentage" office:value="-0.0613862100666515" calcext:value-type="percentage">
            <text:p>-6.14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1215" calcext:value-type="percentage">
            <text:p>12.15%</text:p>
          </table:table-cell>
          <table:table-cell office:value-type="string" calcext:value-type="string">
            <text:p>中国平安</text:p>
          </table:table-cell>
          <table:table-cell office:value-type="percentage" office:value="0.1215" calcext:value-type="percentage">
            <text:p>12.15%</text:p>
          </table:table-cell>
          <table:table-cell office:value-type="float" office:value="52.164" calcext:value-type="float">
            <text:p>52.164</text:p>
          </table:table-cell>
          <table:table-cell office:value-type="float" office:value="49.58" calcext:value-type="float">
            <text:p>49.580</text:p>
          </table:table-cell>
          <table:table-cell office:value-type="percentage" office:value="-0.0454" calcext:value-type="percentage">
            <text:p>-4.54%</text:p>
          </table:table-cell>
          <table:table-cell table:style-name="ce38" table:formula="of:=[.F8]/[.E8]-1.0014" office:value-type="percentage" office:value="-0.0509360785215859" calcext:value-type="percentage">
            <text:p>-5.09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219" calcext:value-type="percentage" table:number-columns-spanned="1" table:number-rows-spanned="2">
            <text:p>12.19%</text:p>
          </table:table-cell>
          <table:table-cell office:value-type="string" calcext:value-type="string">
            <text:p>北京君正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4.29" calcext:value-type="float">
            <text:p>24.290</text:p>
          </table:table-cell>
          <table:table-cell office:value-type="percentage" office:value="-0.0086" calcext:value-type="percentage">
            <text:p>-0.86%</text:p>
          </table:table-cell>
          <table:table-cell table:style-name="ce46" table:formula="of:=[.F9]/[.E9]-1.0014" office:value-type="percentage" office:value="-0.0167234960272419" calcext:value-type="percentage">
            <text:p>-1.67%</text:p>
          </table:table-cell>
        </table:table-row>
        <table:table-row table:style-name="ro1">
          <table:covered-table-cell/>
          <table:covered-table-cell table:style-name="ce12"/>
          <table:table-cell office:value-type="string" calcext:value-type="string">
            <text:p>大族激光</text:p>
          </table:table-cell>
          <table:table-cell office:value-type="percentage" office:value="0.0862" calcext:value-type="percentage">
            <text:p>8.62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5.19" calcext:value-type="float">
            <text:p>35.190</text:p>
          </table:table-cell>
          <table:table-cell office:value-type="percentage" office:value="0.0433" calcext:value-type="percentage">
            <text:p>4.33%</text:p>
          </table:table-cell>
          <table:table-cell table:style-name="ce47" table:formula="of:=[.F10]/[.E10]-1.0014" office:value-type="percentage" office:value="-0.0456434612564167" calcext:value-type="percentage">
            <text:p>-4.56%</text:p>
          </table:table-cell>
        </table:table-row>
        <table:table-row table:style-name="ro1">
          <table:table-cell table:style-name="ce5" office:value-type="string" calcext:value-type="string">
            <text:p>家用电器</text:p>
          </table:table-cell>
          <table:table-cell table:style-name="ce8" office:value-type="percentage" office:value="0.117" calcext:value-type="percentage">
            <text:p>11.70%</text:p>
          </table:table-cell>
          <table:table-cell office:value-type="string" calcext:value-type="string">
            <text:p>海信电器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14.45" calcext:value-type="float">
            <text:p>14.450</text:p>
          </table:table-cell>
          <table:table-cell office:value-type="float" office:value="14.04" calcext:value-type="float">
            <text:p>14.040</text:p>
          </table:table-cell>
          <table:table-cell office:value-type="percentage" office:value="0.0101" calcext:value-type="percentage">
            <text:p>1.01%</text:p>
          </table:table-cell>
          <table:table-cell table:style-name="ce48" table:formula="of:=[.F11]/[.E11]-1.0014" office:value-type="percentage" office:value="-0.0297737024221454" calcext:value-type="percentage">
            <text:p>-2.98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3" office:value-type="percentage" office:value="0.078" calcext:value-type="percentage" table:number-columns-spanned="1" table:number-rows-spanned="2">
            <text:p>7.80%</text:p>
          </table:table-cell>
          <table:table-cell office:value-type="string" calcext:value-type="string">
            <text:p>新华医疗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0.27" calcext:value-type="float">
            <text:p>20.270</text:p>
          </table:table-cell>
          <table:table-cell office:value-type="float" office:value="18.18" calcext:value-type="float">
            <text:p>18.180</text:p>
          </table:table-cell>
          <table:table-cell office:value-type="percentage" office:value="-0.0221" calcext:value-type="percentage">
            <text:p>-2.21%</text:p>
          </table:table-cell>
          <table:table-cell table:style-name="ce42" table:formula="of:=[.F12]/[.E12]-1.0014" office:value-type="percentage" office:value="-0.104508041440553" calcext:value-type="percentage">
            <text:p>-10.45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34" calcext:value-type="percentage">
            <text:p>3.34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63" calcext:value-type="float">
            <text:p>13.630</text:p>
          </table:table-cell>
          <table:table-cell office:value-type="percentage" office:value="-0.0123" calcext:value-type="percentage">
            <text:p>-1.23%</text:p>
          </table:table-cell>
          <table:table-cell table:style-name="ce43" table:formula="of:=[.F13]/[.E13]-1.0014" office:value-type="percentage" office:value="-0.0979732087227414" calcext:value-type="percentage">
            <text:p>-9.80%</text:p>
          </table:table-cell>
        </table:table-row>
        <table:table-row table:style-name="ro1">
          <table:table-cell table:style-name="ce5" office:value-type="string" calcext:value-type="string">
            <text:p>计算机</text:p>
          </table:table-cell>
          <table:table-cell table:style-name="ce13" office:value-type="percentage" office:value="0.046" calcext:value-type="percentage">
            <text:p>4.60%</text:p>
          </table:table-cell>
          <table:table-cell office:value-type="string" calcext:value-type="string">
            <text:p>中科创达</text:p>
          </table:table-cell>
          <table:table-cell office:value-type="percentage" office:value="0.046" calcext:value-type="percentage">
            <text:p>4.60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6.84" calcext:value-type="float">
            <text:p>26.840</text:p>
          </table:table-cell>
          <table:table-cell office:value-type="percentage" office:value="-0.0219" calcext:value-type="percentage">
            <text:p>-2.19%</text:p>
          </table:table-cell>
          <table:table-cell table:style-name="ce44" table:formula="of:=[.F14]/[.E14]-1.0014" office:value-type="percentage" office:value="-0.0565624599570529" calcext:value-type="percentage">
            <text:p>-5.66%</text:p>
          </table:table-cell>
        </table:table-row>
        <table:table-row table:style-name="ro1">
          <table:table-cell table:style-name="ce5" office:value-type="string" calcext:value-type="string">
            <text:p>综合</text:p>
          </table:table-cell>
          <table:table-cell table:style-name="ce13" office:value-type="percentage" office:value="0.0303" calcext:value-type="percentage">
            <text:p>3.03%</text:p>
          </table:table-cell>
          <table:table-cell office:value-type="string" calcext:value-type="string">
            <text:p>同济科技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12.105" calcext:value-type="float">
            <text:p>12.105</text:p>
          </table:table-cell>
          <table:table-cell office:value-type="float" office:value="12.35" calcext:value-type="float">
            <text:p>12.350</text:p>
          </table:table-cell>
          <table:table-cell office:value-type="percentage" office:value="0.0422" calcext:value-type="percentage">
            <text:p>4.22%</text:p>
          </table:table-cell>
          <table:table-cell table:style-name="ce45" table:formula="of:=[.F15]/[.E15]-1.0014" office:value-type="percentage" office:value="0.018839570425443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97" calcext:value-type="percentage">
            <text:p>2.97%</text:p>
          </table:table-cell>
          <table:table-cell office:value-type="string" calcext:value-type="string">
            <text:p>东土科技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2.12" calcext:value-type="float">
            <text:p>12.120</text:p>
          </table:table-cell>
          <table:table-cell office:value-type="percentage" office:value="-0.0304" calcext:value-type="percentage">
            <text:p>-3.04%</text:p>
          </table:table-cell>
          <table:table-cell table:style-name="ce49" table:formula="of:=[.F16]/[.E16]-1.0014" office:value-type="percentage" office:value="-0.117051222181686" calcext:value-type="percentage">
            <text:p>-11.71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202" calcext:value-type="float" table:number-columns-spanned="3" table:number-rows-spanned="1">
            <text:p>1.202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1393" calcext:value-type="percentage" table:number-columns-spanned="3" table:number-rows-spanned="1">
            <text:p>13.93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1221" calcext:value-type="percentage">
            <text:p>12.21%</text:p>
          </table:table-cell>
          <table:table-cell table:style-name="ce18" office:value-type="string" calcext:value-type="string">
            <text:p>赫兹租车</text:p>
          </table:table-cell>
          <table:table-cell office:value-type="percentage" office:value="0.1221" calcext:value-type="percentage">
            <text:p>12.21%</text:p>
          </table:table-cell>
          <table:table-cell table:style-name="ce32" office:value-type="float" office:value="15.0342" calcext:value-type="float">
            <text:p>15.0342</text:p>
          </table:table-cell>
          <table:table-cell table:style-name="ce32" office:value-type="float" office:value="18.6" calcext:value-type="float">
            <text:p>18.6000</text:p>
          </table:table-cell>
          <table:table-cell office:value-type="percentage" office:value="0.3024" calcext:value-type="percentage">
            <text:p>30.24%</text:p>
          </table:table-cell>
          <table:table-cell table:style-name="ce50" table:formula="of:=[.F20]/[.E20]-1.0014" office:value-type="percentage" office:value="0.235779231352516" calcext:value-type="percentage">
            <text:p>23.58%</text:p>
          </table:table-cell>
        </table:table-row>
        <table:table-row table:style-name="ro1">
          <table:table-cell office:value-type="string" calcext:value-type="string">
            <text:p>金属及矿石</text:p>
          </table:table-cell>
          <table:table-cell office:value-type="percentage" office:value="0.0652" calcext:value-type="percentage">
            <text:p>6.52%</text:p>
          </table:table-cell>
          <table:table-cell table:style-name="ce18" office:value-type="string" calcext:value-type="string">
            <text:p>中国铝业</text:p>
          </table:table-cell>
          <table:table-cell office:value-type="percentage" office:value="0.0652" calcext:value-type="percentage">
            <text:p>6.52%</text:p>
          </table:table-cell>
          <table:table-cell table:style-name="ce32" office:value-type="float" office:value="4.6041" calcext:value-type="float">
            <text:p>4.6041</text:p>
          </table:table-cell>
          <table:table-cell table:style-name="ce32" office:value-type="float" office:value="5.19" calcext:value-type="float">
            <text:p>5.1900</text:p>
          </table:table-cell>
          <table:table-cell office:value-type="percentage" office:value="0.0277" calcext:value-type="percentage">
            <text:p>2.77%</text:p>
          </table:table-cell>
          <table:table-cell table:style-name="ce55" table:formula="of:=[.F21]/[.E21]-1.0014" office:value-type="percentage" office:value="0.125856141265394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498" calcext:value-type="percentage">
            <text:p>4.98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495" calcext:value-type="percentage">
            <text:p>4.95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7.51" calcext:value-type="float">
            <text:p>27.5100</text:p>
          </table:table-cell>
          <table:table-cell office:value-type="percentage" office:value="-0.0147" calcext:value-type="percentage">
            <text:p>-1.47%</text:p>
          </table:table-cell>
          <table:table-cell table:style-name="ce60" table:formula="of:=[.F22]/[.E22]-1.0014" office:value-type="percentage" office:value="0.052622988505747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保险</text:p>
          </table:table-cell>
          <table:table-cell office:value-type="percentage" office:value="0.0489" calcext:value-type="percentage">
            <text:p>4.89%</text:p>
          </table:table-cell>
          <table:table-cell table:style-name="ce18" office:value-type="string" calcext:value-type="string">
            <text:p>中国太平</text:p>
          </table:table-cell>
          <table:table-cell office:value-type="percentage" office:value="0.0489" calcext:value-type="percentage">
            <text:p>4.89%</text:p>
          </table:table-cell>
          <table:table-cell table:style-name="ce32" office:value-type="float" office:value="23.5456" calcext:value-type="float">
            <text:p>23.5456</text:p>
          </table:table-cell>
          <table:table-cell table:style-name="ce32" office:value-type="float" office:value="23.35" calcext:value-type="float">
            <text:p>23.3500</text:p>
          </table:table-cell>
          <table:table-cell office:value-type="percentage" office:value="-0.0681" calcext:value-type="percentage">
            <text:p>-6.81%</text:p>
          </table:table-cell>
          <table:table-cell table:style-name="ce58" table:formula="of:=[.F23]/[.E23]-1.0014" office:value-type="percentage" office:value="-0.00970728458820336" calcext:value-type="percentage">
            <text:p>-0.97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86" calcext:value-type="percentage">
            <text:p>3.86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86" calcext:value-type="percentage">
            <text:p>3.86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18.42" calcext:value-type="float">
            <text:p>18.4200</text:p>
          </table:table-cell>
          <table:table-cell office:value-type="percentage" office:value="-0.0265" calcext:value-type="percentage">
            <text:p>-2.65%</text:p>
          </table:table-cell>
          <table:table-cell table:style-name="ce64" table:formula="of:=[.F24]/[.E24]-1.0014" office:value-type="percentage" office:value="-0.123835075917465" calcext:value-type="percentage">
            <text:p>-12.38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44" calcext:value-type="percentage">
            <text:p>3.44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344" calcext:value-type="percentage">
            <text:p>3.44%</text:p>
          </table:table-cell>
          <table:table-cell table:style-name="ce32" office:value-type="float" office:value="36.77" calcext:value-type="float">
            <text:p>36.7700</text:p>
          </table:table-cell>
          <table:table-cell table:style-name="ce32" office:value-type="float" office:value="42.05" calcext:value-type="float">
            <text:p>42.0500</text:p>
          </table:table-cell>
          <table:table-cell office:value-type="percentage" office:value="-0.0443" calcext:value-type="percentage">
            <text:p>-4.43%</text:p>
          </table:table-cell>
          <table:table-cell table:style-name="ce66" table:formula="of:=[.F25]/[.E25]-1.0014" office:value-type="percentage" office:value="0.142195322273592" calcext:value-type="percentage">
            <text:p>14.22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218" calcext:value-type="percentage">
            <text:p>2.18%</text:p>
          </table:table-cell>
          <table:table-cell table:style-name="ce18" office:value-type="string" calcext:value-type="string">
            <text:p>聚美优品</text:p>
          </table:table-cell>
          <table:table-cell office:value-type="percentage" office:value="0.0218" calcext:value-type="percentage">
            <text:p>2.18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2.67" calcext:value-type="float">
            <text:p>2.6700</text:p>
          </table:table-cell>
          <table:table-cell office:value-type="percentage" office:value="0.136" calcext:value-type="percentage">
            <text:p>13.60%</text:p>
          </table:table-cell>
          <table:table-cell table:style-name="ce68" table:formula="of:=[.F26]/[.E26]-1.0014" office:value-type="percentage" office:value="0.234711111111111" calcext:value-type="percentage">
            <text:p>23.47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2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81" calcext:value-type="float">
            <text:p>1.181</text:p>
          </table:table-cell>
          <table:table-cell table:formula="of:=[.C29]/[.B29]-1" office:value-type="percentage" office:value="0.181" calcext:value-type="percentage">
            <text:p>18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1" calcext:value-type="float">
            <text:p>1.111</text:p>
          </table:table-cell>
          <table:table-cell table:formula="of:=[.C30]/[.B30]-1" office:value-type="percentage" office:value="0.111" calcext:value-type="percentage">
            <text:p>11.1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5:Sheet1.H25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6:Sheet1.H26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7:44:05.182536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8-12T18:16:39.973144002</dc:date>
    <meta:editing-duration>PT2H28M23S</meta:editing-duration>
    <meta:editing-cycles>34</meta:editing-cycles>
    <meta:generator>LibreOffice/5.3.1.2$Linux_X86_64 LibreOffice_project/30m0$Build-2</meta:generator>
    <meta:document-statistic meta:table-count="1" meta:cell-count="209" meta:object-count="0"/>
  </office:meta>
</office:document-meta>
</file>